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cm" fo:break-before="auto" fo:break-after="auto" table:align="left" fo:keep-with-next="auto" style:may-break-between-rows="true" table:border-model="collapsing"/>
    </style:style>
    <style:style style:name="Table1.A" style:family="table-column">
      <style:table-column-properties style:column-width="3.515cm"/>
    </style:style>
    <style:style style:name="Table1.B" style:family="table-column">
      <style:table-column-properties style:column-width="13.474cm"/>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B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6.99cm" fo:break-before="auto" fo:break-after="auto" table:align="left" fo:keep-with-next="auto" style:may-break-between-rows="true" table:border-model="collapsing"/>
    </style:style>
    <style:style style:name="Table2.A" style:family="table-column">
      <style:table-column-properties style:column-width="3.515cm"/>
    </style:style>
    <style:style style:name="Table2.B" style:family="table-column">
      <style:table-column-properties style:column-width="13.474cm"/>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B1" style:family="table-cell" style:data-style-name="N10100">
      <style:table-cell-properties style:vertical-align="" fo:background-color="#e6e6ff" fo:padding="0.097cm" fo:border="0.05pt solid #000000" style:writing-mode="page">
        <style:background-image/>
      </style:table-cell-properties>
    </style:style>
    <style:style style:name="Table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fo:color="#000000" style:font-name="Ubuntu" fo:font-style="normal" fo:font-weight="normal" officeooo:rsid="00ad984f" officeooo:paragraph-rsid="00ad984f" style:font-style-asian="normal" style:font-weight-asian="normal" style:font-style-complex="normal" style:font-weight-complex="normal"/>
    </style:style>
    <style:style style:name="P2" style:family="paragraph" style:parent-style-name="Text_20_body">
      <style:text-properties fo:color="#000000" style:font-name="Ubuntu" fo:font-style="normal" fo:font-weight="normal" officeooo:rsid="00af32f0" officeooo:paragraph-rsid="00af32f0" style:font-style-asian="normal" style:font-weight-asian="normal" style:font-style-complex="normal" style:font-weight-complex="normal"/>
    </style:style>
    <style:style style:name="P3" style:family="paragraph" style:parent-style-name="Text_20_body">
      <style:text-properties fo:color="#000000" style:font-name="Ubuntu" fo:font-style="normal" fo:font-weight="normal" officeooo:rsid="00b0b24e" officeooo:paragraph-rsid="00b0b24e" style:font-style-asian="normal" style:font-weight-asian="normal" style:font-style-complex="normal" style:font-weight-complex="normal"/>
    </style:style>
    <style:style style:name="P4" style:family="paragraph" style:parent-style-name="Text_20_body">
      <style:text-properties fo:color="#000000" style:font-name="Ubuntu" fo:font-style="normal" fo:font-weight="normal" officeooo:rsid="00b5f2d7" officeooo:paragraph-rsid="00b5f2d7" style:font-style-asian="normal" style:font-weight-asian="normal" style:font-style-complex="normal" style:font-weight-complex="normal"/>
    </style:style>
    <style:style style:name="P5" style:family="paragraph" style:parent-style-name="Text_20_body">
      <style:text-properties fo:color="#000000" style:font-name="Ubuntu" fo:font-style="normal" fo:font-weight="normal" officeooo:rsid="00b73d4e" officeooo:paragraph-rsid="00b73d4e" style:font-style-asian="normal" style:font-weight-asian="normal" style:font-style-complex="normal" style:font-weight-complex="normal"/>
    </style:style>
    <style:style style:name="P6" style:family="paragraph" style:parent-style-name="Text_20_body">
      <style:text-properties fo:color="#000000" style:font-name="Ubuntu" fo:font-style="normal" fo:font-weight="normal" officeooo:rsid="00c21b98" officeooo:paragraph-rsid="00c21b98" style:font-style-asian="normal" style:font-weight-asian="normal" style:font-style-complex="normal" style:font-weight-complex="normal"/>
    </style:style>
    <style:style style:name="P7" style:family="paragraph" style:parent-style-name="Text_20_body">
      <style:text-properties fo:color="#000000" style:font-name="Ubuntu" fo:font-style="normal" fo:font-weight="normal" officeooo:rsid="00c28861" officeooo:paragraph-rsid="00c28861" style:font-style-asian="normal" style:font-weight-asian="normal" style:font-style-complex="normal" style:font-weight-complex="normal"/>
    </style:style>
    <style:style style:name="P8" style:family="paragraph" style:parent-style-name="Text_20_body">
      <style:text-properties fo:color="#000000" style:font-name="Ubuntu" fo:font-style="normal" fo:font-weight="bold" officeooo:rsid="00b27f4f" officeooo:paragraph-rsid="00b27f4f" style:font-style-asian="normal" style:font-weight-asian="bold" style:font-style-complex="normal" style:font-weight-complex="bold"/>
    </style:style>
    <style:style style:name="P9" style:family="paragraph" style:parent-style-name="Text_20_body">
      <style:text-properties fo:color="#000000" style:font-name="Ubuntu" fo:font-style="normal" fo:font-weight="bold" officeooo:rsid="00c11211" officeooo:paragraph-rsid="00c11211" style:font-style-asian="normal" style:font-weight-asian="bold" style:font-style-complex="normal" style:font-weight-complex="bold"/>
    </style:style>
    <style:style style:name="P10" style:family="paragraph" style:parent-style-name="Text_20_body">
      <style:text-properties officeooo:paragraph-rsid="00ad984f"/>
    </style:style>
    <style:style style:name="P11" style:family="paragraph" style:parent-style-name="Text_20_body">
      <style:text-properties style:font-name="Ubuntu" fo:font-weight="bold" officeooo:rsid="00af32f0" officeooo:paragraph-rsid="00af32f0" style:font-weight-asian="bold" style:font-weight-complex="bold"/>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2cf28" officeooo:paragraph-rsid="00c2cf28"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4345e" officeooo:paragraph-rsid="00c4345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5c3a5" officeooo:paragraph-rsid="00c5c3a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9ea80" officeooo:paragraph-rsid="00c9ea8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acb47" officeooo:paragraph-rsid="00cacb4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5c3a5" officeooo:paragraph-rsid="00c5c3a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9ea80" officeooo:paragraph-rsid="00c9ea8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fo:color="#000000" style:font-name="Ubuntu" fo:font-style="normal" fo:font-weight="normal" officeooo:rsid="00b27f4f" officeooo:paragraph-rsid="00ceef62" style:font-style-asian="normal" style:font-weight-asian="normal" style:font-style-complex="normal" style:font-weight-complex="normal"/>
    </style:style>
    <style:style style:name="P20" style:family="paragraph" style:parent-style-name="Text_20_body" style:list-style-name="L1">
      <style:text-properties officeooo:paragraph-rsid="00b7abea"/>
    </style:style>
    <style:style style:name="P21" style:family="paragraph" style:parent-style-name="Text_20_body" style:list-style-name="L1">
      <style:text-properties officeooo:rsid="00b7abea" officeooo:paragraph-rsid="00bd4eb3"/>
    </style:style>
    <style:style style:name="P22" style:family="paragraph" style:parent-style-name="Text_20_body" style:list-style-name="L2">
      <style:text-properties fo:color="#000000" style:font-name="Ubuntu" fo:font-style="normal" fo:font-weight="normal" officeooo:rsid="00c21b98" officeooo:paragraph-rsid="00c21b98" style:font-style-asian="normal" style:font-weight-asian="normal" style:font-style-complex="normal" style:font-weight-complex="normal"/>
    </style:style>
    <style:style style:name="P23" style:family="paragraph" style:parent-style-name="Heading_20_2">
      <style:text-properties style:font-name="Ubuntu" officeooo:rsid="00ad984f" officeooo:paragraph-rsid="00b3cb44"/>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d613e" officeooo:paragraph-rsid="00cd613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d613e" officeooo:paragraph-rsid="00ceef6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9ea80" officeooo:paragraph-rsid="00ceef6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d71179" officeooo:paragraph-rsid="00d7117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2cf28" officeooo:paragraph-rsid="00ceef62"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4345e" officeooo:paragraph-rsid="00ceef62"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5c3a5" officeooo:paragraph-rsid="00ceef62"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9ea80" officeooo:paragraph-rsid="00ceef62"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cacb47" officeooo:paragraph-rsid="00ceef62"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fo:background-color="transparent">
        <style:background-image/>
      </style:paragraph-properties>
      <style:text-properties fo:color="#000000" style:text-outline="false" style:text-line-through-style="none" style:text-line-through-type="none" style:font-name="Ubuntu" fo:font-size="12pt" fo:font-style="normal" fo:text-shadow="none" style:text-underline-style="none" fo:font-weight="normal" officeooo:rsid="00c9ea80" officeooo:paragraph-rsid="00c9ea8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b3cb44"/>
    </style:style>
    <style:style style:name="T2" style:family="text">
      <style:text-properties officeooo:rsid="00b5076a"/>
    </style:style>
    <style:style style:name="T3" style:family="text">
      <style:text-properties fo:font-variant="normal" fo:text-transform="none" fo:color="#000000" style:font-name="Ubuntu" fo:font-size="12pt" fo:letter-spacing="normal" fo:font-style="normal" fo:font-weight="normal" style:font-style-asian="normal" style:font-style-complex="normal"/>
    </style:style>
    <style:style style:name="T4" style:family="text">
      <style:text-properties fo:font-variant="normal" fo:text-transform="none" fo:color="#000000" style:font-name="Ubuntu" fo:font-size="12pt" fo:letter-spacing="normal" fo:font-style="normal" fo:font-weight="normal" style:font-style-asian="normal" style:font-style-complex="normal" fo:padding="0cm" fo:border="none"/>
    </style:style>
    <style:style style:name="T5" style:family="text">
      <style:text-properties fo:font-variant="normal" fo:text-transform="none" fo:color="#000000" style:font-name="Ubuntu" fo:font-size="12pt" fo:letter-spacing="normal" fo:font-style="normal" fo:font-weight="normal" officeooo:rsid="00b7abea" style:font-style-asian="normal" style:font-style-complex="normal"/>
    </style:style>
    <style:style style:name="T6" style:family="text">
      <style:text-properties fo:font-variant="normal" fo:text-transform="none" fo:color="#000000" style:font-name="Ubuntu" fo:font-size="12pt" fo:letter-spacing="normal" fo:font-style="normal" fo:font-weight="normal" officeooo:rsid="00b878db" style:font-style-asian="normal" style:font-style-complex="normal"/>
    </style:style>
    <style:style style:name="T7" style:family="text">
      <style:text-properties fo:font-variant="normal" fo:text-transform="none" fo:color="#000000" style:font-name="Ubuntu" fo:font-size="12pt" fo:letter-spacing="normal" fo:font-style="normal" fo:font-weight="normal" officeooo:rsid="00b8a99e" style:font-style-asian="normal" style:font-style-complex="normal"/>
    </style:style>
    <style:style style:name="T8" style:family="text">
      <style:text-properties fo:font-variant="normal" fo:text-transform="none" fo:color="#000000" style:font-name="Ubuntu" fo:font-size="12pt" fo:letter-spacing="normal" fo:font-style="normal" fo:font-weight="normal" officeooo:rsid="00bd4eb3" style:font-style-asian="normal" style:font-style-complex="normal"/>
    </style:style>
    <style:style style:name="T9" style:family="text">
      <style:text-properties fo:font-variant="normal" fo:text-transform="none" fo:color="#000000" style:font-name="Ubuntu" fo:font-size="12pt" fo:letter-spacing="normal" fo:font-style="normal" fo:font-weight="normal" officeooo:rsid="00beb423" style:font-style-asian="normal" style:font-style-complex="normal"/>
    </style:style>
    <style:style style:name="T10" style:family="text">
      <style:text-properties fo:font-variant="normal" fo:text-transform="none" fo:color="#000000" style:font-name="Ubuntu" fo:font-size="12pt" fo:letter-spacing="normal" fo:font-style="normal" fo:font-weight="normal" officeooo:rsid="00ccebfa" style:font-style-asian="normal" style:font-style-complex="normal"/>
    </style:style>
    <style:style style:name="T11" style:family="text">
      <style:text-properties fo:font-variant="normal" fo:text-transform="none" fo:color="#000000" style:font-name="Ubuntu" fo:font-size="12pt" fo:letter-spacing="normal" fo:font-style="normal" fo:font-weight="normal" officeooo:rsid="00d353c9" style:font-style-asian="normal" style:font-style-complex="normal"/>
    </style:style>
    <style:style style:name="T12" style:family="text">
      <style:text-properties fo:font-variant="normal" fo:text-transform="none" fo:color="#000000" style:font-name="Ubuntu" fo:font-size="12pt" fo:letter-spacing="normal" fo:font-style="normal" fo:font-weight="normal" officeooo:rsid="00d5211b" style:font-style-asian="normal" style:font-style-complex="normal"/>
    </style:style>
    <style:style style:name="T13" style:family="text">
      <style:text-properties fo:font-variant="normal" fo:text-transform="none" fo:color="#000000" style:font-name="Ubuntu" fo:font-size="12pt" fo:letter-spacing="normal" fo:font-style="italic" fo:font-weight="normal" officeooo:rsid="00b8a99e" style:font-style-asian="italic" style:font-style-complex="italic"/>
    </style:style>
    <style:style style:name="T14" style:family="text">
      <style:text-properties fo:color="#000000" style:font-name="Ubuntu" fo:font-style="normal" fo:font-weight="normal" officeooo:rsid="00b74720" style:font-style-asian="normal" style:font-weight-asian="normal" style:font-style-complex="normal" style:font-weight-complex="normal"/>
    </style:style>
    <style:style style:name="T15" style:family="text">
      <style:text-properties fo:color="#000000" style:font-name="Ubuntu" fo:font-size="12pt" fo:letter-spacing="normal" fo:font-style="normal" fo:font-weight="normal" style:font-style-asian="normal" style:font-style-complex="normal" fo:padding="0cm" fo:border="none"/>
    </style:style>
    <style:style style:name="T16" style:family="text">
      <style:text-properties officeooo:rsid="00c6b18f"/>
    </style:style>
    <style:style style:name="T17" style:family="text">
      <style:text-properties officeooo:rsid="00cd613e"/>
    </style:style>
    <style:style style:name="T18" style:family="text">
      <style:text-properties fo:color="#ff6600" fo:font-style="italic" fo:font-weight="bold" style:font-style-asian="italic" style:font-weight-asian="bold" style:font-style-complex="italic" style:font-weight-complex="bold"/>
    </style:style>
    <style:style style:name="T19" style:family="text">
      <style:text-properties officeooo:rsid="00d1ba2b"/>
    </style:style>
    <style:style style:name="T20" style:family="text">
      <style:text-properties officeooo:rsid="00d816ff"/>
    </style:style>
    <style:style style:name="T21" style:family="text">
      <style:text-properties officeooo:rsid="00d8bc39"/>
    </style:style>
    <style:style style:name="T22" style:family="text">
      <style:text-properties officeooo:rsid="00da3d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2.5. Pruebas de configuración, seguridad <text:span text:style-name="T1">y rendimiento</text:span></text:h>
      <text:p text:style-name="P10"/>
      <text:p text:style-name="P11">PRUEBA DE CONFIGURACIÓN</text:p>
      <text:p text:style-name="P1">La variabilidad e inestabilidad del hardware, sistemas operativos, navegadores, capacidad de almacenamiento, velocidades de comunicación de red, y otros factores, son difíciles de predecir para cada usuario. Aún así, la configuración para un usuario puede cambiar de manera regular dando como resultado a errores sutiles y significativos que marquen la diferencia entre las experiencias de cada usuario.</text:p>
      <text:p text:style-name="P2">La prueba consistiría en en probar un conjunto de probables configuraciones en los lados cliente y servidor para garantizar que la experiencia de usuario sea la misma en todos ellos y que aislará errores que puedan ser específicos de una configuración particular.</text:p>
      <text:p text:style-name="P3"/>
      <text:p text:style-name="P8">PRUEBA DE <text:span text:style-name="T2">SEGURIDAD</text:span></text:p>
      <text:p text:style-name="P4">Las webapps y los entornos en los lados cliente y servidor donde se albergan representan un blanco atractivo para hackers externos, empleados internos, competidores deshonestos y para quien quiera robar información sensible, modificar contenido maliciosamente, degradar el rendimiento, deshabilitar la funcionalidad o <text:s/>avergonzar a una persona, organización o negocio.</text:p>
      <text:p text:style-name="P5">Para proteger las posibles vulnerabilidades que puedan producirse en nuestra plataforma se han implantado los siguientes elementos de seguridad:</text:p>
      <text:list xml:id="list6509060921656030524" text:style-name="L1">
        <text:list-item>
          <text:p text:style-name="P20"><text:span text:style-name="T14">Autenticación: </text:span><text:span text:style-name="T3">La </text:span><text:span text:style-name="Emphasis"><text:span text:style-name="T15">autenticación</text:span></text:span><text:span text:style-name="Emphasis"><text:span text:style-name="T4"> </text:span></text:span><text:span text:style-name="T3">es la capacidad de demostrar que un usuario es realmente quién dicha persona asegura ser.<text:line-break/></text:span><text:span text:style-name="T5">La autenticación en la plataforma web se asegura por medio de </text:span><text:span text:style-name="T13">e-mail</text:span><text:span text:style-name="T7"> y</text:span><text:span text:style-name="T5"> contraseña de usuario.</text:span></text:p>
        </text:list-item>
        <text:list-item>
          <text:p text:style-name="P21"><text:span text:style-name="T3">Encriptado: </text:span><text:span text:style-name="T6">Limitado es un mecanismo de codificación que protege los datos sensibles de forma que hace imposible leerlos por quienes tienen intenciones maliciosas.<text:line-break/></text:span><text:span text:style-name="T9">El requisito no funcional RNF-001: Encriptado de datos</text:span><text:span text:style-name="T8"> del proyecto </text:span><text:span text:style-name="T9">pretende</text:span><text:span text:style-name="T8"> asegurar la seguridad y el cifrado de datos. </text:span><text:span text:style-name="T6">Las contraseñas en la aplicación se protegen mediante el cifrado Blowfish gracias a la librería Bcrypt. </text:span><text:span text:style-name="T10">La prueba de este requisito buscará acreditar de que se está realizando el encriptado de forma correcta, pero n</text:span><text:span text:style-name="T11">o tratará de comprobar la resistencia del cifrado en sí.</text:span></text:p>
        </text:list-item>
      </text:list>
      <table:table table:name="Table2" table:style-name="Table2">
        <table:table-column table:style-name="Table2.A"/>
        <table:table-column table:style-name="Table2.B"/>
        <table:table-row table:style-name="Table2.1">
          <table:table-cell table:style-name="Table2.A1" office:value-type="float" office:value="0">
            <text:p text:style-name="P28">P-03<text:span text:style-name="T19">8</text:span></text:p>
          </table:table-cell>
          <table:table-cell table:style-name="Table2.B1" office:value-type="float" office:value="0">
            <text:p text:style-name="P29">Prueba del requisito RNF-00<text:span text:style-name="T19">1</text:span></text:p>
          </table:table-cell>
        </table:table-row>
        <table:table-row table:style-name="Table2.1">
          <table:table-cell table:style-name="Table2.A2" office:value-type="float" office:value="0">
            <text:p text:style-name="P30">Descripción del requisito</text:p>
          </table:table-cell>
          <table:table-cell table:style-name="Table2.B5" office:value-type="string">
            <text:p text:style-name="P27">La contraseña de los usuarios almacenados en la base de datos</text:p>
            <text:p text:style-name="P27">deberán estar cifrad<text:span text:style-name="T20">a</text:span> con un algoritmo de cifrado.</text:p>
          </table:table-cell>
        </table:table-row>
        <table:table-row table:style-name="Table2.1">
          <table:table-cell table:style-name="Table2.A2" office:value-type="float" office:value="0">
            <text:p text:style-name="P31">Descripción de la prueba</text:p>
          </table:table-cell>
          <table:table-cell table:style-name="Table2.B5" office:value-type="string">
            <text:p text:style-name="P26">Se <text:span text:style-name="T21">comprobará que en la base de datos se almacenan las contraseñas cifradas.</text:span></text:p>
          </table:table-cell>
        </table:table-row>
        <table:table-row table:style-name="Table2.1">
          <table:table-cell table:style-name="Table2.A2" office:value-type="float" office:value="0">
            <text:p text:style-name="P31">Criterios de <text:soft-page-break/>paso/fallo</text:p>
          </table:table-cell>
          <table:table-cell table:style-name="Table2.B5" office:value-type="string">
            <text:p text:style-name="P26">La prueba se superará si <text:span text:style-name="T22">al consultar la base de datos, las contraseñas </text:span><text:soft-page-break/><text:span text:style-name="T22">están cifradas.</text:span></text:p>
          </table:table-cell>
        </table:table-row>
        <table:table-row table:style-name="Table2.1">
          <table:table-cell table:style-name="Table2.A2" office:value-type="float" office:value="0">
            <text:p text:style-name="P32">Estado</text:p>
          </table:table-cell>
          <table:table-cell table:style-name="Table2.B5" office:value-type="string">
            <text:p text:style-name="P25">Correcto</text:p>
          </table:table-cell>
        </table:table-row>
      </table:table>
      <text:p text:style-name="P19"/>
      <text:p text:style-name="P9">PRUEBA DE RENDIMIENTO</text:p>
      <text:p text:style-name="P6">Las pruebas de rendimiento se usan para descubrir problemas de rendimiento que pueden ser resultado de: Falta de recursos en el lado servidor, reD con ancho de banda inadecuada, capacidades de base de datos, capacidades de sistema operativo deficientes o débiles, funcionalidad de webapp pobremente diseñada y otros conflictos de hardware o software que pueden conducir al rendimiento cliente-servidor degradado. La intención es: </text:p>
      <text:list xml:id="list6897785347734490842" text:style-name="L2">
        <text:list-item>
          <text:p text:style-name="P22">Comprender como responde el sistema conforme aumenta la carga (usuarios número de transacciones o volumen de datos global) </text:p>
        </text:list-item>
        <text:list-item>
          <text:p text:style-name="P22">Recopilar mediciones que conducirán a modificaciones de diseño para mejorar el rendimiento.</text:p>
        </text:list-item>
      </text:list>
      <text:p text:style-name="P7">En el proyecto el requisito no funcional RNF-002: Tiempo de respuesta de asignación perseguía dar una respuesta rápida al usuario cuando se dieran los resultados del algoritmo de asignación. Dada la previsión que había, se ha podido cumplir notablemente. </text:p>
      <table:table table:name="Table1" table:style-name="Table1">
        <table:table-column table:style-name="Table1.A"/>
        <table:table-column table:style-name="Table1.B"/>
        <table:table-row table:style-name="Table1.1">
          <table:table-cell table:style-name="Table1.A1" office:value-type="float" office:value="0">
            <text:p text:style-name="P12">P-03<text:span text:style-name="T17">9</text:span></text:p>
          </table:table-cell>
          <table:table-cell table:style-name="Table1.B1" office:value-type="float" office:value="0">
            <text:p text:style-name="P13">Prueba del requisito RNF-002</text:p>
          </table:table-cell>
        </table:table-row>
        <table:table-row table:style-name="Table1.1">
          <table:table-cell table:style-name="Table1.A2" office:value-type="float" office:value="0">
            <text:p text:style-name="P14">Descripción del requisito</text:p>
          </table:table-cell>
          <table:table-cell table:style-name="Table1.B5" office:value-type="string">
            <text:p text:style-name="P17">El paciente tras enviar las respuestas del cuestionario, los resultados de asignación de psiólogo del mismo deberán tener </text:p>
            <text:p text:style-name="P17">un tiempo de respuesta de como m<text:span text:style-name="T16">á</text:span>ximo 5 segundos.</text:p>
          </table:table-cell>
        </table:table-row>
        <table:table-row table:style-name="Table1.1">
          <table:table-cell table:style-name="Table1.A2" office:value-type="float" office:value="0">
            <text:p text:style-name="P15">Descripción de la prueba</text:p>
          </table:table-cell>
          <table:table-cell table:style-name="Table1.B5" office:value-type="string">
            <text:p text:style-name="P33">Se medirá con una <text:span text:style-name="T18">herramienta</text:span> el tiempo de respuesta de la página.</text:p>
          </table:table-cell>
        </table:table-row>
        <table:table-row table:style-name="Table1.1">
          <table:table-cell table:style-name="Table1.A2" office:value-type="float" office:value="0">
            <text:p text:style-name="P15">Criterios de paso/fallo</text:p>
          </table:table-cell>
          <table:table-cell table:style-name="Table1.B5" office:value-type="string">
            <text:p text:style-name="P18">La prueba se superará si el tiempo de respuesta ha sido inferior a o igual a 5 segundos. En caso contrario, fallará.</text:p>
          </table:table-cell>
        </table:table-row>
        <table:table-row table:style-name="Table1.1">
          <table:table-cell table:style-name="Table1.A2" office:value-type="float" office:value="0">
            <text:p text:style-name="P16">Estado</text:p>
          </table:table-cell>
          <table:table-cell table:style-name="Table1.B5" office:value-type="string">
            <text:p text:style-name="P24">Correcto</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13:52.567758718</meta:creation-date>
    <meta:generator>LibreOffice/4.2.8.2$Linux_X86_64 LibreOffice_project/420m0$Build-2</meta:generator>
    <dc:date>2018-01-29T11:22:31.375992005</dc:date>
    <meta:editing-duration>PT6H42M23S</meta:editing-duration>
    <meta:editing-cycles>213</meta:editing-cycles>
    <meta:document-statistic meta:table-count="2" meta:image-count="0" meta:object-count="0" meta:page-count="2" meta:paragraph-count="36" meta:word-count="581" meta:character-count="3836" meta:non-whitespace-character-count="3289"/>
  </office:meta>
</office:document-meta>
</file>